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font-family="Charis SIL Compact" style:font-name-complex="Charis SIL Compact"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18</meta:creation-date>
    <dc:creator>James</dc:creator>
    <dc:date>2011-08-04T14:28:1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